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13.451cm" table:align="left"/>
    </style:style>
    <style:style style:name="Table3.A" style:family="table-column">
      <style:table-column-properties style:column-width="1.76cm"/>
    </style:style>
    <style:style style:name="Table3.B" style:family="table-column">
      <style:table-column-properties style:column-width="1.552cm"/>
    </style:style>
    <style:style style:name="Table3.C" style:family="table-column">
      <style:table-column-properties style:column-width="10.139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0.204cm" table:align="left"/>
    </style:style>
    <style:style style:name="Table1.A" style:family="table-column">
      <style:table-column-properties style:column-width="4.951cm"/>
    </style:style>
    <style:style style:name="Table1.B" style:family="table-column">
      <style:table-column-properties style:column-width="5.253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4" style:family="table">
      <style:table-properties style:width="8.924cm" table:align="left"/>
    </style:style>
    <style:style style:name="Table4.A" style:family="table-column">
      <style:table-column-properties style:column-width="1.362cm"/>
    </style:style>
    <style:style style:name="Table4.B" style:family="table-column">
      <style:table-column-properties style:column-width="7.562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357cm" table:align="left"/>
    </style:style>
    <style:style style:name="Table2.A" style:family="table-column">
      <style:table-column-properties style:column-width="2.26cm"/>
    </style:style>
    <style:style style:name="Table2.B" style:family="table-column">
      <style:table-column-properties style:column-width="14.097cm"/>
    </style:style>
    <style:style style:name="Table2.A1" style:family="table-cell">
      <style:table-cell-properties fo:padding="0.097cm" fo:border="none"/>
    </style:style>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style style:name="P3" style:family="paragraph" style:parent-style-name="Standard">
      <style:paragraph-properties fo:text-align="center" style:justify-single-word="false"/>
    </style:style>
    <style:style style:name="P4" style:family="paragraph" style:parent-style-name="Table_20_Contents">
      <style:paragraph-properties fo:text-align="justify" style:justify-single-word="fals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list-style-name="L1"/>
    <style:style style:name="P8" style:family="paragraph" style:parent-style-name="Text_20_body" style:list-style-name="L1"/>
    <style:style style:name="P9" style:family="paragraph" style:parent-style-name="Text_20_body" style:list-style-name="L1"/>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3"/>
      <text:p text:style-name="Title"><text:title>Computer Networks</text:title></text:p>
      <text:p text:style-name="P3"/>
      <text:p text:style-name="P3">SS 2008</text:p>
      <text:p text:style-name="P3"/>
      <text:p text:style-name="P3"/>
      <text:p text:style-name="Subtitle"><text:subject>Architecture</text:subject></text:p>
      <text:p text:style-name="P3"/>
      <text:p text:style-name="P3"/>
      <text:p text:style-name="P3"/>
      <text:p text:style-name="P3"/>
      <text:p text:style-name="P3">Jürgen REPOLSUK (e0026267)</text:p>
      <text:p text:style-name="P3">Gerald SCHARITZER (e0127228)</text:p>
      <text:p text:style-name="P3">Sebastian SINZINGER (e0727129)</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1 Logical View<text:tab/>3</text:p>
          <text:p text:style-name="P5">2 Development View<text:tab/>4</text:p>
          <text:p text:style-name="P6">2.1 Tools<text:tab/>4</text:p>
          <text:p text:style-name="P5">3 Process View<text:tab/>5</text:p>
          <text:p text:style-name="P5">4 Physical View<text:tab/>6</text:p>
          <text:p text:style-name="P5">5 References<text:tab/>7</text:p>
        </text:index-body>
      </text:table-of-content>
      <text:p text:style-name="P3"/>
      <text:h text:style-name="Heading_20_1" text:outline-level="1">Logical View</text:h>
      <text:h text:style-name="Heading_20_2" text:outline-level="2">Reliable UDP</text:h>
      <text:p text:style-name="Text_20_body">Reliable UDP must meet the following requirements.</text:p>
      <text:list text:style-name="L1">
        <text:list-item>
          <text:p text:style-name="P7">All sent packets arrive completely.</text:p>
        </text:list-item>
        <text:list-item>
          <text:p text:style-name="P7">The packets arrive in the right sequence.</text:p>
        </text:list-item>
        <text:list-item>
          <text:p text:style-name="P7">Duplicates are recognised.</text:p>
        </text:list-item>
      </text:list>
      <text:p text:style-name="Text_20_body">Requirement 1 can be implemented by requesting the receiver to confirm the arrival of messages. The requirements 2 and 3 require a stateful receiver and therefore the establishment of a logical connection between the sender and the receiver.</text:p>
      <text:p text:style-name="Text_20_body">RUDP incorporates the following aspects of [TCP].</text:p>
      <text:p text:style-name="Text_20_body">Every packet is assigned its length and a sequence number before it is sent.</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type</text:p>
          </table:table-cell>
          <table:table-cell table:style-name="Table3.C1" office:value-type="string">
            <text:p text:style-name="Table_20_Heading">description</text:p>
          </table:table-cell>
        </table:table-row>
        <table:table-row>
          <table:table-cell table:style-name="Table3.A2" office:value-type="string">
            <text:p text:style-name="P4">seq</text:p>
          </table:table-cell>
          <table:table-cell table:style-name="Table3.A2" office:value-type="string">
            <text:p text:style-name="P4">int</text:p>
          </table:table-cell>
          <table:table-cell table:style-name="Table3.C2" office:value-type="string">
            <text:p text:style-name="P4">sequence number</text:p>
          </table:table-cell>
        </table:table-row>
        <table:table-row>
          <table:table-cell table:style-name="Table3.A2" office:value-type="string">
            <text:p text:style-name="P4">ack</text:p>
          </table:table-cell>
          <table:table-cell table:style-name="Table3.A2" office:value-type="string">
            <text:p text:style-name="P4">int</text:p>
          </table:table-cell>
          <table:table-cell table:style-name="Table3.C2" office:value-type="string">
            <text:p text:style-name="P4">acknowledge number</text:p>
          </table:table-cell>
        </table:table-row>
        <table:table-row>
          <table:table-cell table:style-name="Table3.A2" office:value-type="string">
            <text:p text:style-name="P4">flags</text:p>
          </table:table-cell>
          <table:table-cell table:style-name="Table3.A2" office:value-type="string">
            <text:p text:style-name="P4">byte</text:p>
          </table:table-cell>
          <table:table-cell table:style-name="Table3.C2" office:value-type="string">
            <text:p text:style-name="P4">0x10 = ACK</text:p>
            <text:p text:style-name="P4">0x04 = RST</text:p>
            <text:p text:style-name="P4">0x02 = SYN</text:p>
            <text:p text:style-name="P4">0x01 = FIN</text:p>
          </table:table-cell>
        </table:table-row>
        <table:table-row>
          <table:table-cell table:style-name="Table3.A2" office:value-type="string">
            <text:p text:style-name="P4">length</text:p>
          </table:table-cell>
          <table:table-cell table:style-name="Table3.A2" office:value-type="string">
            <text:p text:style-name="P4">uint24</text:p>
          </table:table-cell>
          <table:table-cell table:style-name="Table3.C2" office:value-type="string">
            <text:p text:style-name="P4">length of data in bytes excluding this length field</text:p>
          </table:table-cell>
        </table:table-row>
      </table:table>
      <text:p text:style-name="Text_20_body"/>
      <text:h text:style-name="Heading_20_3" text:outline-level="3">Sender</text:h>
      <text:p text:style-name="Text_20_body">The reliable socket stores messages, which were sent successfully. When it receives an confirm message, it looks up the id in the map of sent messages. If the confirm message corresponds to a previously sent message, then this message is considered delivered and removed from the map. When the timeout period of a sent message expires before the confirm message was received then the message is removed from the list.</text:p>
      <text:h text:style-name="Heading_20_3" text:outline-level="3">Receiver</text:h>
      <text:h text:style-name="Heading_20_3" text:outline-level="3">Reliable Socket</text:h>
      <text:p text:style-name="Text_20_body"/>
      <text:h text:style-name="Heading_20_3" text:outline-level="3">Reliable Server Socket</text:h>
      <text:p text:style-name="Text_20_body">The server socket starts a listener thread, which receives incoming packets and dispatches them to the corresponding connections according to the address of the sender. The listener manages the set of connections. When a packet is received, the sender is looked up in the connection pool.</text:p>
      <text:h text:style-name="Heading_20_1" text:outline-level="1">Development View</text:h>
      <text:p text:style-name="Text_20_body"/>
      <text:h text:style-name="Heading_20_2" text:outline-level="2">Tools</text:h>
      <text:p text:style-name="Text_20_body"/>
      <table:table table:name="Table1" table:style-name="Table1">
        <table:table-column table:style-name="Table1.A"/>
        <table:table-column table:style-name="Table1.B"/>
        <table:table-row>
          <table:table-cell table:style-name="Table1.A1" office:value-type="string">
            <text:p text:style-name="P4">Development Environment</text:p>
          </table:table-cell>
          <table:table-cell table:style-name="Table1.B1" office:value-type="string">
            <text:p text:style-name="P4">Eclipse 3.3.2</text:p>
            <text:p text:style-name="P4"><text:a xlink:type="simple" xlink:href="http://www.eclipse.org/">http://www.eclipse.org/</text:a></text:p>
          </table:table-cell>
        </table:table-row>
        <table:table-row>
          <table:table-cell table:style-name="Table1.A2" office:value-type="string">
            <text:p text:style-name="P4">Programming Language</text:p>
          </table:table-cell>
          <table:table-cell table:style-name="Table1.B2" office:value-type="string">
            <text:p text:style-name="P4">Java 6</text:p>
            <text:p text:style-name="P4"><text:a xlink:type="simple" xlink:href="http://java.sun.com/">http://java.sun.com/</text:a></text:p>
          </table:table-cell>
        </table:table-row>
        <table:table-row>
          <table:table-cell table:style-name="Table1.A2" office:value-type="string">
            <text:p text:style-name="P4">Build Tool</text:p>
          </table:table-cell>
          <table:table-cell table:style-name="Table1.B2" office:value-type="string">
            <text:p text:style-name="P4">Ant 1.7</text:p>
          </table:table-cell>
        </table:table-row>
        <table:table-row>
          <table:table-cell table:style-name="Table1.A2" office:value-type="string">
            <text:p text:style-name="P4">Version Control</text:p>
          </table:table-cell>
          <table:table-cell table:style-name="Table1.B2" office:value-type="string">
            <text:p text:style-name="P4">Subclipse 1.2.4</text:p>
            <text:p text:style-name="P4"><text:a xlink:type="simple" xlink:href="http://subclipse.tigris.org/">http://subclipse.tigris.org/</text:a></text:p>
          </table:table-cell>
        </table:table-row>
      </table:table>
      <text:p text:style-name="Text_20_body"/>
      <text:h text:style-name="Heading_20_2" text:outline-level="2">Naming Rules</text:h>
      <text:p text:style-name="Text_20_body">The top level package is "cn".</text:p>
      <text:p text:style-name="Text_20_body">Interface names start with "I".</text:p>
      <text:p text:style-name="Text_20_body">Abstract class names start with "A".</text:p>
      <text:h text:style-name="Heading_20_2" text:outline-level="2">Packages</text:h>
      <text:p text:style-name="Text_20_body">cn.client</text:p>
      <text:p text:style-name="Text_20_body">cn.server</text:p>
      <text:p text:style-name="Text_20_body">cn.rudp<text:tab/>reliable UDP</text:p>
      <text:p text:style-name="Text_20_body"/>
      <text:h text:style-name="Heading_20_1" text:outline-level="1">Process View</text:h>
      <text:p text:style-name="Text_20_body">Communication is based on Java sockets.</text:p>
      <text:h text:style-name="Heading_20_1" text:outline-level="1">Physical View</text:h>
      <text:h text:style-name="Heading_20_1" text:outline-level="1">Scenarios</text:h>
      <text:h text:style-name="Heading_20_2" text:outline-level="2">Use Cases</text:h>
      <text:h text:style-name="Heading_20_3" text:outline-level="3">Start Server</text:h>
      <text:h text:style-name="Heading_20_3" text:outline-level="3">Stop Server</text:h>
      <text:h text:style-name="Heading_20_3" text:outline-level="3">Start Client</text:h>
      <text:h text:style-name="Heading_20_3" text:outline-level="3">Stop Client</text:h>
      <text:h text:style-name="Heading_20_3" text:outline-level="3">Send Message</text:h>
      <text:h text:style-name="Heading_20_3" text:outline-level="3">Receive Message</text:h>
      <text:h text:style-name="Heading_20_3" text:outline-level="3">Find File</text:h>
      <text:h text:style-name="Heading_20_3" text:outline-level="3">Download File</text:h>
      <text:h text:style-name="Heading_20_3" text:outline-level="3">Resume Download</text:h>
      <text:p text:style-name="Text_20_body"/>
      <text:h text:style-name="Heading_20_1" text:outline-level="1">Definitions</text:h>
      <text:h text:style-name="Heading_20_2" text:outline-level="2">Data Types</text:h>
      <text:p text:style-name="Text_20_body"/>
      <table:table table:name="Table4" table:style-name="Table4">
        <table:table-column table:style-name="Table4.A"/>
        <table:table-column table:style-name="Table4.B"/>
        <table:table-row>
          <table:table-cell table:style-name="Table4.A1" office:value-type="string">
            <text:p text:style-name="P4">int</text:p>
          </table:table-cell>
          <table:table-cell table:style-name="Table4.B1" office:value-type="string">
            <text:p text:style-name="P4">32 bit big endian signed binary integer</text:p>
          </table:table-cell>
        </table:table-row>
        <table:table-row>
          <table:table-cell table:style-name="Table4.A2" office:value-type="string">
            <text:p text:style-name="P4">byte</text:p>
          </table:table-cell>
          <table:table-cell table:style-name="Table4.B2" office:value-type="string">
            <text:p text:style-name="P4">8 bit signed binary integer</text:p>
          </table:table-cell>
        </table:table-row>
        <table:table-row>
          <table:table-cell table:style-name="Table4.A2" office:value-type="string">
            <text:p text:style-name="P4">uint24</text:p>
          </table:table-cell>
          <table:table-cell table:style-name="Table4.B2" office:value-type="string">
            <text:p text:style-name="P4">24 bit big endian unsigned binary integer</text:p>
          </table:table-cell>
        </table:table-row>
      </table:table>
      <text:p text:style-name="Text_20_body"/>
      <text:h text:style-name="Heading_20_1" text:outline-level="1">References</text:h>
      <text:p text:style-name="Text_20_body"/>
      <table:table table:name="Table2" table:style-name="Table2">
        <table:table-column table:style-name="Table2.A"/>
        <table:table-column table:style-name="Table2.B"/>
        <table:table-row>
          <table:table-cell table:style-name="Table2.A1" office:value-type="string">
            <text:p text:style-name="Table_20_Contents">[TCP]</text:p>
          </table:table-cell>
          <table:table-cell table:style-name="Table2.A1" office:value-type="string">
            <text:p text:style-name="Table_20_Contents">Transmission Control Protocol</text:p>
            <text:p text:style-name="Table_20_Contents"><text:a xlink:type="simple" xlink:href="http://tools.ietf.org/html/rfc793">http://tools.ietf.org/html/rfc793</text:a></text:p>
            <text:p text:style-name="Table_20_Contents"/>
          </table:table-cell>
        </table:table-row>
        <table:table-row>
          <table:table-cell table:style-name="Table2.A1" office:value-type="string">
            <text:p text:style-name="Table_20_Contents"/>
          </table:table-cell>
          <table:table-cell table:style-name="Table2.A1"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Verdana" fo:font-size="10pt" fo:language="en" fo:country="GB"/>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variant="small-caps" style:font-name="Verdana1" fo:font-size="16pt"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Verdana1"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Verdana1"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Verdana1" fo:font-size="12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Verdana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Verdana1"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style:font-name="Verdana1" fo:font-size="10pt"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padding="0cm" fo:border-left="none" fo:border-right="none" fo:border-top="none" fo:border-bottom="0.002cm solid #000000" style:shadow="none"/>
    </style:style>
    <style:style style:name="P2" style:family="paragraph" style:parent-style-name="Footer">
      <style:paragraph-properties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P1"><text:tab/><text:title>Computer Networks</text:title></text:p>
      </style:header>
      <style:footer>
        <text:p text:style-name="P2"><text:date style:data-style-name="N84" text:date-value="2008-03-12T23:52:14.89" text:fixed="true">2008-03-12</text:date><text:tab/><text:subject>Architecture</text:subject><text:tab/><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omputer Networks</dc:title>
    <dc:subject>Architecture</dc:subject>
    <meta:initial-creator>Gerald Scharitzer</meta:initial-creator>
    <meta:creation-date>2008-03-12T23:52:14</meta:creation-date>
    <dc:creator>Gerald Scharitzer</dc:creator>
    <dc:date>2008-04-23T23:08:54</dc:date>
    <meta:editing-cycles>25</meta:editing-cycles>
    <meta:editing-duration>PT7H47M37S</meta:editing-duration>
    <meta:template xlink:type="simple" xlink:actuate="onRequest" xlink:href="../../../evs/templates/science.ott" xlink:title="title" meta:date="2008-03-12T23:52:14"/>
    <meta:user-defined meta:name="Info 1"/>
    <meta:user-defined meta:name="Info 2"/>
    <meta:user-defined meta:name="Info 3"/>
    <meta:user-defined meta:name="Info 4"/>
    <meta:document-statistic meta:table-count="4" meta:image-count="0" meta:object-count="0" meta:page-count="9" meta:paragraph-count="95" meta:word-count="391" meta:character-count="2455"/>
  </office:meta>
</office:document-meta>
</file>